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officeooo:rsid="001a64dc" officeooo:paragraph-rsid="001a64dc"/>
    </style:style>
    <style:style style:name="P4" style:family="paragraph" style:parent-style-name="Text_20_body">
      <style:text-properties officeooo:paragraph-rsid="001c150f"/>
    </style:style>
    <style:style style:name="T1" style:family="text">
      <style:text-properties fo:font-weight="normal"/>
    </style:style>
    <style:style style:name="T2" style:family="text">
      <style:text-properties fo:font-weight="normal" officeooo:rsid="001a64dc"/>
    </style:style>
    <style:style style:name="T3" style:family="text">
      <style:text-properties fo:font-weight="normal" officeooo:rsid="001c15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3a094db7-7fff-4c9c-4259-c651eb823046"/>2. Creating a class for the whole application</text:h>
      <text:p text:style-name="Text_20_body"/>
      <text:p text:style-name="P2">Here we create a class that represents the whole application, so that we can execute the application only by creating an instance of that main class.</text:p>
      <text:p text:style-name="Text_20_body"/>
      <text:p text:style-name="P2">First step is to create a class called MainApp in vscode. Remember to use ALT+X so that the header files with the proper #includes are created automatically </text:p>
      <text:p text:style-name="P4"><text:span text:style-name="T1"><text:line-break/></text:span><text:span text:style-name="T2">The header file will have the specification. <text:s/></text:span></text:p>
      <text:p text:style-name="P4"><text:span text:style-name="T2">- We make all the methods public.</text:span></text:p>
      <text:p text:style-name="P4"><text:span text:style-name="T2">- </text:span><text:span text:style-name="T3">Start by writing the specification for the constructor, which has the same name as the class</text:span></text:p>
      <text:p text:style-name="P4"><text:span text:style-name="T2">- Copy the methods to the he</text:span><text:span text:style-name="T3">a</text:span><text:span text:style-name="T2">der file then strip out the implementation.</text:span></text:p>
      <text:p text:style-name="P4"><text:span text:style-name="T2">- </text:span><text:span text:style-name="T3">When stripping out the implementation you also remove the {}</text:span><text:span text:style-name="T2"> . </text:span><text:span text:style-name="T3">Rememer also that </text:span></text:p>
      <text:p text:style-name="P3"><text:span text:style-name="T2">F</text:span><text:span text:style-name="T1">irst I think it is good to abstract out the class to remember what we hav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0:53:35.873174279</meta:creation-date>
    <dc:date>2023-05-13T11:01:50.878374473</dc:date>
    <meta:editing-duration>PT8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36" meta:character-count="757" meta:non-whitespace-character-count="624"/>
  </office:meta>
</office:document-meta>
</file>